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5-07-18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5-05-21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5-01-17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4-06-07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0184" calcext:value-type="float">
            <text:p>38.8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4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0184" calcext:value-type="float">
            <text:p>38.8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6528" calcext:value-type="float">
            <text:p>39.2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7112" calcext:value-type="float">
            <text:p>39.3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6296" calcext:value-type="float">
            <text:p>39.7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0992" calcext:value-type="float">
            <text:p>39.9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3936" calcext:value-type="float">
            <text:p>39.8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6128" calcext:value-type="float">
            <text:p>39.8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26" calcext:value-type="float">
            <text:p>39.8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1744" calcext:value-type="float">
            <text:p>39.8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9552" calcext:value-type="float">
            <text:p>39.8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3456" calcext:value-type="float">
            <text:p>39.8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1744" calcext:value-type="float">
            <text:p>39.8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0888" calcext:value-type="float">
            <text:p>39.8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3936" calcext:value-type="float">
            <text:p>39.8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8696" calcext:value-type="float">
            <text:p>39.8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9552" calcext:value-type="float">
            <text:p>39.8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8216" calcext:value-type="float">
            <text:p>39.8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4312" calcext:value-type="float">
            <text:p>39.8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8696" calcext:value-type="float">
            <text:p>39.8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0888" calcext:value-type="float">
            <text:p>39.8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5168" calcext:value-type="float">
            <text:p>39.8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0408" calcext:value-type="float">
            <text:p>39.8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0408" calcext:value-type="float">
            <text:p>39.8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1264" calcext:value-type="float">
            <text:p>39.8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9928" calcext:value-type="float">
            <text:p>39.8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3352" calcext:value-type="float">
            <text:p>39.7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0408" calcext:value-type="float">
            <text:p>39.8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6504" calcext:value-type="float">
            <text:p>39.8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5648" calcext:value-type="float">
            <text:p>39.8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1744" calcext:value-type="float">
            <text:p>39.8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4792" calcext:value-type="float">
            <text:p>39.8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3456" calcext:value-type="float">
            <text:p>39.8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9552" calcext:value-type="float">
            <text:p>39.8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6984" calcext:value-type="float">
            <text:p>39.8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3456" calcext:value-type="float">
            <text:p>39.8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3456" calcext:value-type="float">
            <text:p>39.8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0408" calcext:value-type="float">
            <text:p>39.8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0408" calcext:value-type="float">
            <text:p>39.8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1744" calcext:value-type="float">
            <text:p>39.8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0888" calcext:value-type="float">
            <text:p>39.8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5648" calcext:value-type="float">
            <text:p>39.8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212" calcext:value-type="float">
            <text:p>39.8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9928" calcext:value-type="float">
            <text:p>39.8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3456" calcext:value-type="float">
            <text:p>39.8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9928" calcext:value-type="float">
            <text:p>39.8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3832" calcext:value-type="float">
            <text:p>39.8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9552" calcext:value-type="float">
            <text:p>39.8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4312" calcext:value-type="float">
            <text:p>39.8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5168" calcext:value-type="float">
            <text:p>39.8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1264" calcext:value-type="float">
            <text:p>39.8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9072" calcext:value-type="float">
            <text:p>39.8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1264" calcext:value-type="float">
            <text:p>39.8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4312" calcext:value-type="float">
            <text:p>39.8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6024" calcext:value-type="float">
            <text:p>39.8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7736" calcext:value-type="float">
            <text:p>39.7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212" calcext:value-type="float">
            <text:p>39.8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5168" calcext:value-type="float">
            <text:p>39.8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9072" calcext:value-type="float">
            <text:p>39.8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6024" calcext:value-type="float">
            <text:p>39.8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1264" calcext:value-type="float">
            <text:p>39.8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1264" calcext:value-type="float">
            <text:p>39.8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212" calcext:value-type="float">
            <text:p>39.8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9928" calcext:value-type="float">
            <text:p>39.8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0784" calcext:value-type="float">
            <text:p>39.8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9928" calcext:value-type="float">
            <text:p>39.8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3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4688" calcext:value-type="float">
            <text:p>39.7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5544" calcext:value-type="float">
            <text:p>39.7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0784" calcext:value-type="float">
            <text:p>39.8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9928" calcext:value-type="float">
            <text:p>39.8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7736" calcext:value-type="float">
            <text:p>39.7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164" calcext:value-type="float">
            <text:p>39.7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2496" calcext:value-type="float">
            <text:p>39.7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2496" calcext:value-type="float">
            <text:p>39.7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3728" calcext:value-type="float">
            <text:p>39.7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2496" calcext:value-type="float">
            <text:p>39.7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3832" calcext:value-type="float">
            <text:p>39.8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3832" calcext:value-type="float">
            <text:p>39.8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7256" calcext:value-type="float">
            <text:p>39.7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112" calcext:value-type="float">
            <text:p>39.7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9824" calcext:value-type="float">
            <text:p>39.7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7256" calcext:value-type="float">
            <text:p>39.7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9448" calcext:value-type="float">
            <text:p>39.7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7256" calcext:value-type="float">
            <text:p>39.7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7256" calcext:value-type="float">
            <text:p>39.7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0304" calcext:value-type="float">
            <text:p>39.7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4208" calcext:value-type="float">
            <text:p>39.7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0304" calcext:value-type="float">
            <text:p>39.7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3352" calcext:value-type="float">
            <text:p>39.7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4208" calcext:value-type="float">
            <text:p>39.7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112" calcext:value-type="float">
            <text:p>39.7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4208" calcext:value-type="float">
            <text:p>39.7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3352" calcext:value-type="float">
            <text:p>39.7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2496" calcext:value-type="float">
            <text:p>39.7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9448" calcext:value-type="float">
            <text:p>39.7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2872" calcext:value-type="float">
            <text:p>39.7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5064" calcext:value-type="float">
            <text:p>39.7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3728" calcext:value-type="float">
            <text:p>39.7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2392" calcext:value-type="float">
            <text:p>39.7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2872" calcext:value-type="float">
            <text:p>39.7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068" calcext:value-type="float">
            <text:p>39.7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8968" calcext:value-type="float">
            <text:p>39.7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112" calcext:value-type="float">
            <text:p>39.7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4208" calcext:value-type="float">
            <text:p>39.7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5064" calcext:value-type="float">
            <text:p>39.7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8968" calcext:value-type="float">
            <text:p>39.7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6776" calcext:value-type="float">
            <text:p>39.7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4584" calcext:value-type="float">
            <text:p>39.7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2872" calcext:value-type="float">
            <text:p>39.7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4584" calcext:value-type="float">
            <text:p>39.7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6296" calcext:value-type="float">
            <text:p>39.7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8864" calcext:value-type="float">
            <text:p>39.6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3248" calcext:value-type="float">
            <text:p>39.7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9824" calcext:value-type="float">
            <text:p>39.7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932" calcext:value-type="float">
            <text:p>40.2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1032" calcext:value-type="float">
            <text:p>40.2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0552" calcext:value-type="float">
            <text:p>40.2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9592" calcext:value-type="float">
            <text:p>40.1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5168" calcext:value-type="float">
            <text:p>39.8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9072" calcext:value-type="float">
            <text:p>39.8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8216" calcext:value-type="float">
            <text:p>39.8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8216" calcext:value-type="float">
            <text:p>39.8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5168" calcext:value-type="float">
            <text:p>39.8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1264" calcext:value-type="float">
            <text:p>39.8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8216" calcext:value-type="float">
            <text:p>39.8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2976" calcext:value-type="float">
            <text:p>39.8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3832" calcext:value-type="float">
            <text:p>39.8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7736" calcext:value-type="float">
            <text:p>39.7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6504" calcext:value-type="float">
            <text:p>39.8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0888" calcext:value-type="float">
            <text:p>39.8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4792" calcext:value-type="float">
            <text:p>39.8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5272" calcext:value-type="float">
            <text:p>39.8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7464" calcext:value-type="float">
            <text:p>39.9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2768" calcext:value-type="float">
            <text:p>39.6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4792" calcext:value-type="float">
            <text:p>39.8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6128" calcext:value-type="float">
            <text:p>39.8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5272" calcext:value-type="float">
            <text:p>39.8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6128" calcext:value-type="float">
            <text:p>39.8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6984" calcext:value-type="float">
            <text:p>39.8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3352" calcext:value-type="float">
            <text:p>39.7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8008" calcext:value-type="float">
            <text:p>39.6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1912" calcext:value-type="float">
            <text:p>39.6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2768" calcext:value-type="float">
            <text:p>39.6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3624" calcext:value-type="float">
            <text:p>39.6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1432" calcext:value-type="float">
            <text:p>39.6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1432" calcext:value-type="float">
            <text:p>39.6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0576" calcext:value-type="float">
            <text:p>39.6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0576" calcext:value-type="float">
            <text:p>39.6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1432" calcext:value-type="float">
            <text:p>39.6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2288" calcext:value-type="float">
            <text:p>39.6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2288" calcext:value-type="float">
            <text:p>39.6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7528" calcext:value-type="float">
            <text:p>39.6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7528" calcext:value-type="float">
            <text:p>39.6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2288" calcext:value-type="float">
            <text:p>39.6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2288" calcext:value-type="float">
            <text:p>39.6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924" calcext:value-type="float">
            <text:p>39.6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7048" calcext:value-type="float">
            <text:p>39.6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0576" calcext:value-type="float">
            <text:p>39.6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0576" calcext:value-type="float">
            <text:p>39.6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2288" calcext:value-type="float">
            <text:p>39.6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6192" calcext:value-type="float">
            <text:p>39.6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0952" calcext:value-type="float">
            <text:p>39.6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5712" calcext:value-type="float">
            <text:p>39.6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4856" calcext:value-type="float">
            <text:p>39.6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7048" calcext:value-type="float">
            <text:p>39.6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7424" calcext:value-type="float">
            <text:p>39.5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6568" calcext:value-type="float">
            <text:p>39.5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0472" calcext:value-type="float">
            <text:p>39.5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4376" calcext:value-type="float">
            <text:p>39.5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1328" calcext:value-type="float">
            <text:p>39.5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2184" calcext:value-type="float">
            <text:p>39.5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6088" calcext:value-type="float">
            <text:p>39.5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6944" calcext:value-type="float">
            <text:p>39.5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9992" calcext:value-type="float">
            <text:p>39.5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78" calcext:value-type="float">
            <text:p>39.5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78" calcext:value-type="float">
            <text:p>39.5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78" calcext:value-type="float">
            <text:p>39.5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78" calcext:value-type="float">
            <text:p>39.5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3896" calcext:value-type="float">
            <text:p>39.5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78" calcext:value-type="float">
            <text:p>39.5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9512" calcext:value-type="float">
            <text:p>39.5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5608" calcext:value-type="float">
            <text:p>39.5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9136" calcext:value-type="float">
            <text:p>39.5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9992" calcext:value-type="float">
            <text:p>39.5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2184" calcext:value-type="float">
            <text:p>39.5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3896" calcext:value-type="float">
            <text:p>39.5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4752" calcext:value-type="float">
            <text:p>39.5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5608" calcext:value-type="float">
            <text:p>39.5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5608" calcext:value-type="float">
            <text:p>39.5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4752" calcext:value-type="float">
            <text:p>39.5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3896" calcext:value-type="float">
            <text:p>39.5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6944" calcext:value-type="float">
            <text:p>39.5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1704" calcext:value-type="float">
            <text:p>39.5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1704" calcext:value-type="float">
            <text:p>39.5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4752" calcext:value-type="float">
            <text:p>39.5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1704" calcext:value-type="float">
            <text:p>39.5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5608" calcext:value-type="float">
            <text:p>39.5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9512" calcext:value-type="float">
            <text:p>39.5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9512" calcext:value-type="float">
            <text:p>39.5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4648" calcext:value-type="float">
            <text:p>39.4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5984" calcext:value-type="float">
            <text:p>39.4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9032" calcext:value-type="float">
            <text:p>39.4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1224" calcext:value-type="float">
            <text:p>39.5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5984" calcext:value-type="float">
            <text:p>39.4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5128" calcext:value-type="float">
            <text:p>39.5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9032" calcext:value-type="float">
            <text:p>39.4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4648" calcext:value-type="float">
            <text:p>39.4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36" calcext:value-type="float">
            <text:p>39.4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792" calcext:value-type="float">
            <text:p>39.4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9032" calcext:value-type="float">
            <text:p>39.4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792" calcext:value-type="float">
            <text:p>39.4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5984" calcext:value-type="float">
            <text:p>39.4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684" calcext:value-type="float">
            <text:p>39.4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5984" calcext:value-type="float">
            <text:p>39.4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888" calcext:value-type="float">
            <text:p>39.4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7696" calcext:value-type="float">
            <text:p>39.4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8552" calcext:value-type="float">
            <text:p>39.4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5504" calcext:value-type="float">
            <text:p>39.4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9032" calcext:value-type="float">
            <text:p>39.4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32" calcext:value-type="float">
            <text:p>39.5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9032" calcext:value-type="float">
            <text:p>39.4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684" calcext:value-type="float">
            <text:p>39.4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9032" calcext:value-type="float">
            <text:p>39.4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5608" calcext:value-type="float">
            <text:p>39.5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5504" calcext:value-type="float">
            <text:p>39.4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684" calcext:value-type="float">
            <text:p>39.4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888" calcext:value-type="float">
            <text:p>39.4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4648" calcext:value-type="float">
            <text:p>39.4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5128" calcext:value-type="float">
            <text:p>39.5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0368" calcext:value-type="float">
            <text:p>39.5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5128" calcext:value-type="float">
            <text:p>39.5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2456" calcext:value-type="float">
            <text:p>39.4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5504" calcext:value-type="float">
            <text:p>39.4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2456" calcext:value-type="float">
            <text:p>39.4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4648" calcext:value-type="float">
            <text:p>39.4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36" calcext:value-type="float">
            <text:p>39.4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3312" calcext:value-type="float">
            <text:p>39.4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0264" calcext:value-type="float">
            <text:p>39.4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0264" calcext:value-type="float">
            <text:p>39.4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4168" calcext:value-type="float">
            <text:p>39.4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4168" calcext:value-type="float">
            <text:p>39.4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6736" calcext:value-type="float">
            <text:p>39.4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6256" calcext:value-type="float">
            <text:p>39.3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1496" calcext:value-type="float">
            <text:p>39.4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9784" calcext:value-type="float">
            <text:p>39.4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3688" calcext:value-type="float">
            <text:p>39.4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5776" calcext:value-type="float">
            <text:p>39.3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3584" calcext:value-type="float">
            <text:p>39.3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7488" calcext:value-type="float">
            <text:p>39.3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0536" calcext:value-type="float">
            <text:p>39.3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8344" calcext:value-type="float">
            <text:p>39.3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5776" calcext:value-type="float">
            <text:p>39.3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8344" calcext:value-type="float">
            <text:p>39.3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1392" calcext:value-type="float">
            <text:p>39.3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44" calcext:value-type="float">
            <text:p>39.3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44" calcext:value-type="float">
            <text:p>39.3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6152" calcext:value-type="float">
            <text:p>39.3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0056" calcext:value-type="float">
            <text:p>39.3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5672" calcext:value-type="float">
            <text:p>39.2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9576" calcext:value-type="float">
            <text:p>39.2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7008" calcext:value-type="float">
            <text:p>39.3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7864" calcext:value-type="float">
            <text:p>39.2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348" calcext:value-type="float">
            <text:p>39.2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1288" calcext:value-type="float">
            <text:p>39.2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6528" calcext:value-type="float">
            <text:p>39.2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6528" calcext:value-type="float">
            <text:p>39.2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1288" calcext:value-type="float">
            <text:p>39.2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348" calcext:value-type="float">
            <text:p>39.2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4336" calcext:value-type="float">
            <text:p>39.2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4712" calcext:value-type="float">
            <text:p>39.2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9576" calcext:value-type="float">
            <text:p>39.2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5192" calcext:value-type="float">
            <text:p>39.2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1288" calcext:value-type="float">
            <text:p>39.2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1768" calcext:value-type="float">
            <text:p>39.2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0912" calcext:value-type="float">
            <text:p>39.3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9576" calcext:value-type="float">
            <text:p>39.2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2624" calcext:value-type="float">
            <text:p>39.2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0912" calcext:value-type="float">
            <text:p>39.3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3856" calcext:value-type="float">
            <text:p>39.2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6904" calcext:value-type="float">
            <text:p>39.2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348" calcext:value-type="float">
            <text:p>39.2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9952" calcext:value-type="float">
            <text:p>39.2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3856" calcext:value-type="float">
            <text:p>39.2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2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3856" calcext:value-type="float">
            <text:p>39.2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3856" calcext:value-type="float">
            <text:p>39.2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3" calcext:value-type="float">
            <text:p>39.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6048" calcext:value-type="float">
            <text:p>39.2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6048" calcext:value-type="float">
            <text:p>39.2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3" calcext:value-type="float">
            <text:p>39.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3" calcext:value-type="float">
            <text:p>39.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6904" calcext:value-type="float">
            <text:p>39.2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9096" calcext:value-type="float">
            <text:p>39.2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6048" calcext:value-type="float">
            <text:p>39.2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6424" calcext:value-type="float">
            <text:p>39.2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9096" calcext:value-type="float">
            <text:p>39.2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0808" calcext:value-type="float">
            <text:p>39.2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9952" calcext:value-type="float">
            <text:p>39.2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6048" calcext:value-type="float">
            <text:p>39.2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6048" calcext:value-type="float">
            <text:p>39.2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5192" calcext:value-type="float">
            <text:p>39.2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6048" calcext:value-type="float">
            <text:p>39.2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0808" calcext:value-type="float">
            <text:p>39.2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8616" calcext:value-type="float">
            <text:p>39.2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8616" calcext:value-type="float">
            <text:p>39.2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6424" calcext:value-type="float">
            <text:p>39.2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6424" calcext:value-type="float">
            <text:p>39.2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1664" calcext:value-type="float">
            <text:p>39.2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0808" calcext:value-type="float">
            <text:p>39.2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8616" calcext:value-type="float">
            <text:p>39.2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5568" calcext:value-type="float">
            <text:p>39.2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4712" calcext:value-type="float">
            <text:p>39.2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8616" calcext:value-type="float">
            <text:p>39.2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3376" calcext:value-type="float">
            <text:p>39.2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1184" calcext:value-type="float">
            <text:p>39.1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0328" calcext:value-type="float">
            <text:p>39.2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5088" calcext:value-type="float">
            <text:p>39.1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3376" calcext:value-type="float">
            <text:p>39.2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5568" calcext:value-type="float">
            <text:p>39.2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1184" calcext:value-type="float">
            <text:p>39.1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3752" calcext:value-type="float">
            <text:p>39.1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8136" calcext:value-type="float">
            <text:p>39.1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0328" calcext:value-type="float">
            <text:p>39.2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4232" calcext:value-type="float">
            <text:p>39.1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204" calcext:value-type="float">
            <text:p>39.1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204" calcext:value-type="float">
            <text:p>39.1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2896" calcext:value-type="float">
            <text:p>39.1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7656" calcext:value-type="float">
            <text:p>39.1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9368" calcext:value-type="float">
            <text:p>39.1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3272" calcext:value-type="float">
            <text:p>39.1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2416" calcext:value-type="float">
            <text:p>39.1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5464" calcext:value-type="float">
            <text:p>39.1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2416" calcext:value-type="float">
            <text:p>39.1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1936" calcext:value-type="float">
            <text:p>39.1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7176" calcext:value-type="float">
            <text:p>39.1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7656" calcext:value-type="float">
            <text:p>39.1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156" calcext:value-type="float">
            <text:p>39.1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7656" calcext:value-type="float">
            <text:p>39.1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8512" calcext:value-type="float">
            <text:p>39.1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8512" calcext:value-type="float">
            <text:p>39.1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108" calcext:value-type="float">
            <text:p>39.1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9744" calcext:value-type="float">
            <text:p>39.0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1456" calcext:value-type="float">
            <text:p>39.0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3648" calcext:value-type="float">
            <text:p>39.0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8888" calcext:value-type="float">
            <text:p>39.1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3648" calcext:value-type="float">
            <text:p>39.0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2792" calcext:value-type="float">
            <text:p>39.1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3272" calcext:value-type="float">
            <text:p>39.1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108" calcext:value-type="float">
            <text:p>39.1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984" calcext:value-type="float">
            <text:p>39.1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7176" calcext:value-type="float">
            <text:p>39.1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7176" calcext:value-type="float">
            <text:p>39.1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108" calcext:value-type="float">
            <text:p>39.1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1936" calcext:value-type="float">
            <text:p>39.1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9744" calcext:value-type="float">
            <text:p>39.0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1456" calcext:value-type="float">
            <text:p>39.0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4504" calcext:value-type="float">
            <text:p>39.0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1456" calcext:value-type="float">
            <text:p>39.0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4504" calcext:value-type="float">
            <text:p>39.0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1456" calcext:value-type="float">
            <text:p>39.0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2312" calcext:value-type="float">
            <text:p>39.0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2312" calcext:value-type="float">
            <text:p>39.0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2312" calcext:value-type="float">
            <text:p>39.0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4504" calcext:value-type="float">
            <text:p>39.0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1456" calcext:value-type="float">
            <text:p>39.0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2312" calcext:value-type="float">
            <text:p>39.0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2312" calcext:value-type="float">
            <text:p>39.0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1456" calcext:value-type="float">
            <text:p>39.0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7072" calcext:value-type="float">
            <text:p>39.0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4024" calcext:value-type="float">
            <text:p>39.0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7072" calcext:value-type="float">
            <text:p>39.0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1832" calcext:value-type="float">
            <text:p>39.0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8784" calcext:value-type="float">
            <text:p>39.0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5736" calcext:value-type="float">
            <text:p>39.0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5736" calcext:value-type="float">
            <text:p>39.0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688" calcext:value-type="float">
            <text:p>39.0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688" calcext:value-type="float">
            <text:p>39.0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964" calcext:value-type="float">
            <text:p>39.0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6592" calcext:value-type="float">
            <text:p>39.0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964" calcext:value-type="float">
            <text:p>39.0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6112" calcext:value-type="float">
            <text:p>38.9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916" calcext:value-type="float">
            <text:p>38.9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2208" calcext:value-type="float">
            <text:p>39.0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6112" calcext:value-type="float">
            <text:p>38.9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3064" calcext:value-type="float">
            <text:p>38.9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3064" calcext:value-type="float">
            <text:p>38.9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0016" calcext:value-type="float">
            <text:p>38.9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7824" calcext:value-type="float">
            <text:p>38.9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9536" calcext:value-type="float">
            <text:p>38.9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2584" calcext:value-type="float">
            <text:p>38.9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1728" calcext:value-type="float">
            <text:p>38.9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0872" calcext:value-type="float">
            <text:p>38.9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0872" calcext:value-type="float">
            <text:p>38.9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868" calcext:value-type="float">
            <text:p>38.9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5632" calcext:value-type="float">
            <text:p>38.9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6488" calcext:value-type="float">
            <text:p>38.9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1248" calcext:value-type="float">
            <text:p>38.9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6008" calcext:value-type="float">
            <text:p>38.9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9912" calcext:value-type="float">
            <text:p>38.9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6864" calcext:value-type="float">
            <text:p>38.9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6864" calcext:value-type="float">
            <text:p>38.9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6008" calcext:value-type="float">
            <text:p>38.9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6864" calcext:value-type="float">
            <text:p>38.9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82" calcext:value-type="float">
            <text:p>38.9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0392" calcext:value-type="float">
            <text:p>38.9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4296" calcext:value-type="float">
            <text:p>38.9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5152" calcext:value-type="float">
            <text:p>38.9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2104" calcext:value-type="float">
            <text:p>38.9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624" calcext:value-type="float">
            <text:p>38.9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9912" calcext:value-type="float">
            <text:p>38.9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624" calcext:value-type="float">
            <text:p>38.9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624" calcext:value-type="float">
            <text:p>38.9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624" calcext:value-type="float">
            <text:p>38.9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4672" calcext:value-type="float">
            <text:p>38.9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624" calcext:value-type="float">
            <text:p>38.9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3336" calcext:value-type="float">
            <text:p>38.8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6384" calcext:value-type="float">
            <text:p>38.8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4672" calcext:value-type="float">
            <text:p>38.9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624" calcext:value-type="float">
            <text:p>38.9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5528" calcext:value-type="float">
            <text:p>38.8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4672" calcext:value-type="float">
            <text:p>38.9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5528" calcext:value-type="float">
            <text:p>38.8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4672" calcext:value-type="float">
            <text:p>38.9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3816" calcext:value-type="float">
            <text:p>38.9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0768" calcext:value-type="float">
            <text:p>38.9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624" calcext:value-type="float">
            <text:p>38.9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4672" calcext:value-type="float">
            <text:p>38.9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4672" calcext:value-type="float">
            <text:p>38.9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6384" calcext:value-type="float">
            <text:p>38.8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0288" calcext:value-type="float">
            <text:p>38.8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4192" calcext:value-type="float">
            <text:p>38.8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624" calcext:value-type="float">
            <text:p>38.9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724" calcext:value-type="float">
            <text:p>38.8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5048" calcext:value-type="float">
            <text:p>38.8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3336" calcext:value-type="float">
            <text:p>38.8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9432" calcext:value-type="float">
            <text:p>38.8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9432" calcext:value-type="float">
            <text:p>38.8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1144" calcext:value-type="float">
            <text:p>38.8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1144" calcext:value-type="float">
            <text:p>38.8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4192" calcext:value-type="float">
            <text:p>38.8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6384" calcext:value-type="float">
            <text:p>38.8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3336" calcext:value-type="float">
            <text:p>38.8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1144" calcext:value-type="float">
            <text:p>38.8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9808" calcext:value-type="float">
            <text:p>38.8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8096" calcext:value-type="float">
            <text:p>38.8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9432" calcext:value-type="float">
            <text:p>38.8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724" calcext:value-type="float">
            <text:p>38.8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5048" calcext:value-type="float">
            <text:p>38.8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2856" calcext:value-type="float">
            <text:p>38.8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9808" calcext:value-type="float">
            <text:p>38.8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3712" calcext:value-type="float">
            <text:p>38.8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0288" calcext:value-type="float">
            <text:p>38.8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6008" calcext:value-type="float">
            <text:p>38.9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6008" calcext:value-type="float">
            <text:p>38.9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2104" calcext:value-type="float">
            <text:p>38.9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4296" calcext:value-type="float">
            <text:p>38.9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9056" calcext:value-type="float">
            <text:p>38.9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9056" calcext:value-type="float">
            <text:p>38.9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6384" calcext:value-type="float">
            <text:p>38.8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5528" calcext:value-type="float">
            <text:p>38.8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624" calcext:value-type="float">
            <text:p>38.9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9432" calcext:value-type="float">
            <text:p>38.8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9432" calcext:value-type="float">
            <text:p>38.8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9432" calcext:value-type="float">
            <text:p>38.8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624" calcext:value-type="float">
            <text:p>38.9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6384" calcext:value-type="float">
            <text:p>38.8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0288" calcext:value-type="float">
            <text:p>38.8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1144" calcext:value-type="float">
            <text:p>38.8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8096" calcext:value-type="float">
            <text:p>38.8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676" calcext:value-type="float">
            <text:p>38.8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0664" calcext:value-type="float">
            <text:p>38.8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4568" calcext:value-type="float">
            <text:p>38.8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5424" calcext:value-type="float">
            <text:p>38.8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8472" calcext:value-type="float">
            <text:p>38.8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328" calcext:value-type="float">
            <text:p>38.8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896" calcext:value-type="float">
            <text:p>38.7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7992" calcext:value-type="float">
            <text:p>38.7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8848" calcext:value-type="float">
            <text:p>38.7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2752" calcext:value-type="float">
            <text:p>38.7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8848" calcext:value-type="float">
            <text:p>38.7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8848" calcext:value-type="float">
            <text:p>38.7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2752" calcext:value-type="float">
            <text:p>38.7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2752" calcext:value-type="float">
            <text:p>38.7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3128" calcext:value-type="float">
            <text:p>38.7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3984" calcext:value-type="float">
            <text:p>38.7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0936" calcext:value-type="float">
            <text:p>38.7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7888" calcext:value-type="float">
            <text:p>38.7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3984" calcext:value-type="float">
            <text:p>38.7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0936" calcext:value-type="float">
            <text:p>38.7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3504" calcext:value-type="float">
            <text:p>38.7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3504" calcext:value-type="float">
            <text:p>38.7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2648" calcext:value-type="float">
            <text:p>38.7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3504" calcext:value-type="float">
            <text:p>38.7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3504" calcext:value-type="float">
            <text:p>38.7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3504" calcext:value-type="float">
            <text:p>38.7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7888" calcext:value-type="float">
            <text:p>38.7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5216" calcext:value-type="float">
            <text:p>38.6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2168" calcext:value-type="float">
            <text:p>38.6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7408" calcext:value-type="float">
            <text:p>38.6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6928" calcext:value-type="float">
            <text:p>38.6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6072" calcext:value-type="float">
            <text:p>38.6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9976" calcext:value-type="float">
            <text:p>38.6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388" calcext:value-type="float">
            <text:p>38.6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7784" calcext:value-type="float">
            <text:p>38.6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9976" calcext:value-type="float">
            <text:p>38.6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5112" calcext:value-type="float">
            <text:p>38.6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6448" calcext:value-type="float">
            <text:p>38.6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5592" calcext:value-type="float">
            <text:p>38.6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5592" calcext:value-type="float">
            <text:p>38.6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5592" calcext:value-type="float">
            <text:p>38.6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8432" calcext:value-type="float">
            <text:p>38.5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4048" calcext:value-type="float">
            <text:p>38.4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3192" calcext:value-type="float">
            <text:p>38.4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5384" calcext:value-type="float">
            <text:p>38.5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2336" calcext:value-type="float">
            <text:p>38.5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8432" calcext:value-type="float">
            <text:p>38.5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2336" calcext:value-type="float">
            <text:p>38.5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7952" calcext:value-type="float">
            <text:p>38.4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904" calcext:value-type="float">
            <text:p>38.4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856" calcext:value-type="float">
            <text:p>38.4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7472" calcext:value-type="float">
            <text:p>38.4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8808" calcext:value-type="float">
            <text:p>38.4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8432" calcext:value-type="float">
            <text:p>38.5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5384" calcext:value-type="float">
            <text:p>38.5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0144" calcext:value-type="float">
            <text:p>38.4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904" calcext:value-type="float">
            <text:p>38.4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8808" calcext:value-type="float">
            <text:p>38.4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904" calcext:value-type="float">
            <text:p>38.4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3192" calcext:value-type="float">
            <text:p>38.4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4048" calcext:value-type="float">
            <text:p>38.4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2712" calcext:value-type="float">
            <text:p>38.4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7952" calcext:value-type="float">
            <text:p>38.4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4424" calcext:value-type="float">
            <text:p>38.4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3088" calcext:value-type="float">
            <text:p>38.4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3944" calcext:value-type="float">
            <text:p>38.4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3088" calcext:value-type="float">
            <text:p>38.4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4424" calcext:value-type="float">
            <text:p>38.4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4424" calcext:value-type="float">
            <text:p>38.4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6992" calcext:value-type="float">
            <text:p>38.4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956" calcext:value-type="float">
            <text:p>38.3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1376" calcext:value-type="float">
            <text:p>38.4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6992" calcext:value-type="float">
            <text:p>38.4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004" calcext:value-type="float">
            <text:p>38.4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0896" calcext:value-type="float">
            <text:p>38.4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004" calcext:value-type="float">
            <text:p>38.4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1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6136" calcext:value-type="float">
            <text:p>38.4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7472" calcext:value-type="float">
            <text:p>38.4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4424" calcext:value-type="float">
            <text:p>38.4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6136" calcext:value-type="float">
            <text:p>38.4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2608" calcext:value-type="float">
            <text:p>38.3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9184" calcext:value-type="float">
            <text:p>38.4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1752" calcext:value-type="float">
            <text:p>38.4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0896" calcext:value-type="float">
            <text:p>38.4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4424" calcext:value-type="float">
            <text:p>38.4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7848" calcext:value-type="float">
            <text:p>38.4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3464" calcext:value-type="float">
            <text:p>38.3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3944" calcext:value-type="float">
            <text:p>38.4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2608" calcext:value-type="float">
            <text:p>38.3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7848" calcext:value-type="float">
            <text:p>38.4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2608" calcext:value-type="float">
            <text:p>38.3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6512" calcext:value-type="float">
            <text:p>38.3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7368" calcext:value-type="float">
            <text:p>38.3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0416" calcext:value-type="float">
            <text:p>38.3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2984" calcext:value-type="float">
            <text:p>38.3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8704" calcext:value-type="float">
            <text:p>38.3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956" calcext:value-type="float">
            <text:p>38.3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5176" calcext:value-type="float">
            <text:p>38.3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2128" calcext:value-type="float">
            <text:p>38.3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08" calcext:value-type="float">
            <text:p>38.3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08" calcext:value-type="float">
            <text:p>38.3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5176" calcext:value-type="float">
            <text:p>38.3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1272" calcext:value-type="float">
            <text:p>38.3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2128" calcext:value-type="float">
            <text:p>38.3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8224" calcext:value-type="float">
            <text:p>38.3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5176" calcext:value-type="float">
            <text:p>38.3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168" calcext:value-type="float">
            <text:p>38.3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7264" calcext:value-type="float">
            <text:p>38.3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5928" calcext:value-type="float">
            <text:p>38.2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168" calcext:value-type="float">
            <text:p>38.3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7744" calcext:value-type="float">
            <text:p>38.3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2128" calcext:value-type="float">
            <text:p>38.3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2128" calcext:value-type="float">
            <text:p>38.3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2128" calcext:value-type="float">
            <text:p>38.3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08" calcext:value-type="float">
            <text:p>38.3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1272" calcext:value-type="float">
            <text:p>38.3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9936" calcext:value-type="float">
            <text:p>38.3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5072" calcext:value-type="float">
            <text:p>38.2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5072" calcext:value-type="float">
            <text:p>38.2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812" calcext:value-type="float">
            <text:p>38.2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812" calcext:value-type="float">
            <text:p>38.2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812" calcext:value-type="float">
            <text:p>38.2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5072" calcext:value-type="float">
            <text:p>38.2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2024" calcext:value-type="float">
            <text:p>38.2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2024" calcext:value-type="float">
            <text:p>38.2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1544" calcext:value-type="float">
            <text:p>38.2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1544" calcext:value-type="float">
            <text:p>38.2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764" calcext:value-type="float">
            <text:p>38.2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0688" calcext:value-type="float">
            <text:p>38.2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4112" calcext:value-type="float">
            <text:p>38.2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4968" calcext:value-type="float">
            <text:p>38.2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9728" calcext:value-type="float">
            <text:p>38.2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8016" calcext:value-type="float">
            <text:p>38.2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668" calcext:value-type="float">
            <text:p>38.2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668" calcext:value-type="float">
            <text:p>38.2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4968" calcext:value-type="float">
            <text:p>38.2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4112" calcext:value-type="float">
            <text:p>38.2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8872" calcext:value-type="float">
            <text:p>38.2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5824" calcext:value-type="float">
            <text:p>38.2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9728" calcext:value-type="float">
            <text:p>38.2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7536" calcext:value-type="float">
            <text:p>38.1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8392" calcext:value-type="float">
            <text:p>38.1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5344" calcext:value-type="float">
            <text:p>38.1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4488" calcext:value-type="float">
            <text:p>38.1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8392" calcext:value-type="float">
            <text:p>38.1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5344" calcext:value-type="float">
            <text:p>38.1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9248" calcext:value-type="float">
            <text:p>38.1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4488" calcext:value-type="float">
            <text:p>38.1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9248" calcext:value-type="float">
            <text:p>38.1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0104" calcext:value-type="float">
            <text:p>38.1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0104" calcext:value-type="float">
            <text:p>38.1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4008" calcext:value-type="float">
            <text:p>38.1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0104" calcext:value-type="float">
            <text:p>38.1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7912" calcext:value-type="float">
            <text:p>38.1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0104" calcext:value-type="float">
            <text:p>38.1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4864" calcext:value-type="float">
            <text:p>38.1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4864" calcext:value-type="float">
            <text:p>38.1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8768" calcext:value-type="float">
            <text:p>38.1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8768" calcext:value-type="float">
            <text:p>38.1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572" calcext:value-type="float">
            <text:p>38.1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3528" calcext:value-type="float">
            <text:p>38.1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1336" calcext:value-type="float">
            <text:p>38.1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7432" calcext:value-type="float">
            <text:p>38.1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4864" calcext:value-type="float">
            <text:p>38.1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4488" calcext:value-type="float">
            <text:p>38.1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8392" calcext:value-type="float">
            <text:p>38.1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9248" calcext:value-type="float">
            <text:p>38.1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62" calcext:value-type="float">
            <text:p>38.1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9248" calcext:value-type="float">
            <text:p>38.1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3152" calcext:value-type="float">
            <text:p>38.1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0104" calcext:value-type="float">
            <text:p>38.1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3152" calcext:value-type="float">
            <text:p>38.1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0104" calcext:value-type="float">
            <text:p>38.1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0104" calcext:value-type="float">
            <text:p>38.1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4008" calcext:value-type="float">
            <text:p>38.1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4864" calcext:value-type="float">
            <text:p>38.1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572" calcext:value-type="float">
            <text:p>38.1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9624" calcext:value-type="float">
            <text:p>38.1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3528" calcext:value-type="float">
            <text:p>38.1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7432" calcext:value-type="float">
            <text:p>38.1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1336" calcext:value-type="float">
            <text:p>38.1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9144" calcext:value-type="float">
            <text:p>38.1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2568" calcext:value-type="float">
            <text:p>38.0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28" calcext:value-type="float">
            <text:p>38.0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6472" calcext:value-type="float">
            <text:p>38.0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28" calcext:value-type="float">
            <text:p>38.0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5136" calcext:value-type="float">
            <text:p>38.0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2568" calcext:value-type="float">
            <text:p>38.0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28" calcext:value-type="float">
            <text:p>38.0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2088" calcext:value-type="float">
            <text:p>38.0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5136" calcext:value-type="float">
            <text:p>38.0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8184" calcext:value-type="float">
            <text:p>38.0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8184" calcext:value-type="float">
            <text:p>38.0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704" calcext:value-type="float">
            <text:p>38.0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38" calcext:value-type="float">
            <text:p>38.0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704" calcext:value-type="float">
            <text:p>38.0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704" calcext:value-type="float">
            <text:p>38.0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704" calcext:value-type="float">
            <text:p>38.0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5512" calcext:value-type="float">
            <text:p>38.0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1608" calcext:value-type="float">
            <text:p>38.0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5512" calcext:value-type="float">
            <text:p>38.0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38" calcext:value-type="float">
            <text:p>38.0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704" calcext:value-type="float">
            <text:p>38.0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38" calcext:value-type="float">
            <text:p>38.0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0752" calcext:value-type="float">
            <text:p>38.0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38" calcext:value-type="float">
            <text:p>38.0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0752" calcext:value-type="float">
            <text:p>38.0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38" calcext:value-type="float">
            <text:p>38.0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704" calcext:value-type="float">
            <text:p>38.0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5512" calcext:value-type="float">
            <text:p>38.0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704" calcext:value-type="float">
            <text:p>38.0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5512" calcext:value-type="float">
            <text:p>38.0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28" calcext:value-type="float">
            <text:p>38.0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5136" calcext:value-type="float">
            <text:p>38.0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9896" calcext:value-type="float">
            <text:p>38.0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9896" calcext:value-type="float">
            <text:p>38.0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38" calcext:value-type="float">
            <text:p>38.0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9896" calcext:value-type="float">
            <text:p>38.0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5136" calcext:value-type="float">
            <text:p>38.0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8184" calcext:value-type="float">
            <text:p>38.0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0752" calcext:value-type="float">
            <text:p>38.0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8936" calcext:value-type="float">
            <text:p>37.9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3696" calcext:value-type="float">
            <text:p>37.9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236" calcext:value-type="float">
            <text:p>37.9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8936" calcext:value-type="float">
            <text:p>37.9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236" calcext:value-type="float">
            <text:p>37.9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9688" calcext:value-type="float">
            <text:p>37.8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4928" calcext:value-type="float">
            <text:p>37.9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4928" calcext:value-type="float">
            <text:p>37.9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9688" calcext:value-type="float">
            <text:p>37.8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2736" calcext:value-type="float">
            <text:p>37.8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2736" calcext:value-type="float">
            <text:p>37.8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9688" calcext:value-type="float">
            <text:p>37.8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0544" calcext:value-type="float">
            <text:p>37.8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0544" calcext:value-type="float">
            <text:p>37.8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7496" calcext:value-type="float">
            <text:p>37.8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9208" calcext:value-type="float">
            <text:p>37.8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3592" calcext:value-type="float">
            <text:p>37.8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9208" calcext:value-type="float">
            <text:p>37.8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7496" calcext:value-type="float">
            <text:p>37.8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7496" calcext:value-type="float">
            <text:p>37.8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9584" calcext:value-type="float">
            <text:p>37.8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8728" calcext:value-type="float">
            <text:p>37.8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0064" calcext:value-type="float">
            <text:p>37.8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9104" calcext:value-type="float">
            <text:p>37.7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2152" calcext:value-type="float">
            <text:p>37.7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6056" calcext:value-type="float">
            <text:p>37.7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7392" calcext:value-type="float">
            <text:p>37.8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008" calcext:value-type="float">
            <text:p>37.7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8624" calcext:value-type="float">
            <text:p>37.7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816" calcext:value-type="float">
            <text:p>37.7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816" calcext:value-type="float">
            <text:p>37.7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008" calcext:value-type="float">
            <text:p>37.7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1672" calcext:value-type="float">
            <text:p>37.7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8624" calcext:value-type="float">
            <text:p>37.7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6056" calcext:value-type="float">
            <text:p>37.7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852" calcext:value-type="float">
            <text:p>37.6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852" calcext:value-type="float">
            <text:p>37.6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1944" calcext:value-type="float">
            <text:p>37.6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4136" calcext:value-type="float">
            <text:p>37.6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20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1944" calcext:value-type="float">
            <text:p>37.6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1944" calcext:value-type="float">
            <text:p>37.6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852" calcext:value-type="float">
            <text:p>37.6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1944" calcext:value-type="float">
            <text:p>37.6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1944" calcext:value-type="float">
            <text:p>37.6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4408" calcext:value-type="float">
            <text:p>37.5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4408" calcext:value-type="float">
            <text:p>37.5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4408" calcext:value-type="float">
            <text:p>37.5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564" calcext:value-type="float">
            <text:p>37.5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7624" calcext:value-type="float">
            <text:p>37.3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7624" calcext:value-type="float">
            <text:p>37.3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272" calcext:value-type="float">
            <text:p>37.2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7416" calcext:value-type="float">
            <text:p>37.2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9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272" calcext:value-type="float">
            <text:p>37.2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7624" calcext:value-type="float">
            <text:p>37.3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7624" calcext:value-type="float">
            <text:p>37.3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7624" calcext:value-type="float">
            <text:p>37.3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9336" calcext:value-type="float">
            <text:p>37.3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9336" calcext:value-type="float">
            <text:p>37.3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564" calcext:value-type="float">
            <text:p>37.5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8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9336" calcext:value-type="float">
            <text:p>37.3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272" calcext:value-type="float">
            <text:p>37.2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7416" calcext:value-type="float">
            <text:p>37.2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6456" calcext:value-type="float">
            <text:p>37.1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7312" calcext:value-type="float">
            <text:p>37.1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7312" calcext:value-type="float">
            <text:p>37.1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6456" calcext:value-type="float">
            <text:p>37.1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6456" calcext:value-type="float">
            <text:p>37.1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6456" calcext:value-type="float">
            <text:p>37.1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7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936" calcext:value-type="float">
            <text:p>36.4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936" calcext:value-type="float">
            <text:p>36.4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936" calcext:value-type="float">
            <text:p>36.4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936" calcext:value-type="float">
            <text:p>36.4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0616" calcext:value-type="float">
            <text:p>36.1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0616" calcext:value-type="float">
            <text:p>36.1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0616" calcext:value-type="float">
            <text:p>36.1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6232" calcext:value-type="float">
            <text:p>36.1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7088" calcext:value-type="float">
            <text:p>36.1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6608" calcext:value-type="float">
            <text:p>36.1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464" calcext:value-type="float">
            <text:p>36.0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2704" calcext:value-type="float">
            <text:p>36.1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6608" calcext:value-type="float">
            <text:p>36.1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464" calcext:value-type="float">
            <text:p>36.0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2224" calcext:value-type="float">
            <text:p>36.0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308" calcext:value-type="float">
            <text:p>36.0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308" calcext:value-type="float">
            <text:p>36.0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0888" calcext:value-type="float">
            <text:p>36.0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0888" calcext:value-type="float">
            <text:p>36.0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6984" calcext:value-type="float">
            <text:p>36.0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308" calcext:value-type="float">
            <text:p>36.0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3456" calcext:value-type="float">
            <text:p>36.0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3456" calcext:value-type="float">
            <text:p>36.0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9928" calcext:value-type="float">
            <text:p>35.9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6024" calcext:value-type="float">
            <text:p>36.0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5544" calcext:value-type="float">
            <text:p>35.9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6024" calcext:value-type="float">
            <text:p>36.0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9072" calcext:value-type="float">
            <text:p>36.0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264" calcext:value-type="float">
            <text:p>36.0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8592" calcext:value-type="float">
            <text:p>35.9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2872" calcext:value-type="float">
            <text:p>35.9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8968" calcext:value-type="float">
            <text:p>35.9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2872" calcext:value-type="float">
            <text:p>35.9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3728" calcext:value-type="float">
            <text:p>35.9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7152" calcext:value-type="float">
            <text:p>35.8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296" calcext:value-type="float">
            <text:p>35.8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488" calcext:value-type="float">
            <text:p>35.9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6192" calcext:value-type="float">
            <text:p>35.8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7152" calcext:value-type="float">
            <text:p>35.8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4104" calcext:value-type="float">
            <text:p>35.8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6192" calcext:value-type="float">
            <text:p>35.8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6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78" calcext:value-type="float">
            <text:p>35.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78" calcext:value-type="float">
            <text:p>35.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1-12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4648" calcext:value-type="float">
            <text:p>35.6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4648" calcext:value-type="float">
            <text:p>35.6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9408" calcext:value-type="float">
            <text:p>35.6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8552" calcext:value-type="float">
            <text:p>35.6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0744" calcext:value-type="float">
            <text:p>35.6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4648" calcext:value-type="float">
            <text:p>35.6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7696" calcext:value-type="float">
            <text:p>35.6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3688" calcext:value-type="float">
            <text:p>35.6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3312" calcext:value-type="float">
            <text:p>35.6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2832" calcext:value-type="float">
            <text:p>35.6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8448" calcext:value-type="float">
            <text:p>35.5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8448" calcext:value-type="float">
            <text:p>35.5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2456" calcext:value-type="float">
            <text:p>35.6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78" calcext:value-type="float">
            <text:p>35.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9408" calcext:value-type="float">
            <text:p>35.6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0744" calcext:value-type="float">
            <text:p>35.6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0744" calcext:value-type="float">
            <text:p>35.6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4648" calcext:value-type="float">
            <text:p>35.6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0264" calcext:value-type="float">
            <text:p>35.6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8928" calcext:value-type="float">
            <text:p>35.6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1976" calcext:value-type="float">
            <text:p>35.6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1976" calcext:value-type="float">
            <text:p>35.6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0744" calcext:value-type="float">
            <text:p>35.6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3312" calcext:value-type="float">
            <text:p>35.6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0264" calcext:value-type="float">
            <text:p>35.6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1976" calcext:value-type="float">
            <text:p>35.6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304" calcext:value-type="float">
            <text:p>35.5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8448" calcext:value-type="float">
            <text:p>35.5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304" calcext:value-type="float">
            <text:p>35.5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2352" calcext:value-type="float">
            <text:p>35.5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1496" calcext:value-type="float">
            <text:p>35.5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6256" calcext:value-type="float">
            <text:p>35.5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3208" calcext:value-type="float">
            <text:p>35.5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1016" calcext:value-type="float">
            <text:p>35.5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1016" calcext:value-type="float">
            <text:p>35.5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1496" calcext:value-type="float">
            <text:p>35.5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4544" calcext:value-type="float">
            <text:p>35.5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304" calcext:value-type="float">
            <text:p>35.5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6256" calcext:value-type="float">
            <text:p>35.5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304" calcext:value-type="float">
            <text:p>35.5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3208" calcext:value-type="float">
            <text:p>35.5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6256" calcext:value-type="float">
            <text:p>35.5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304" calcext:value-type="float">
            <text:p>35.5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6256" calcext:value-type="float">
            <text:p>35.5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8824" calcext:value-type="float">
            <text:p>35.5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3856" calcext:value-type="float">
            <text:p>35.4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1288" calcext:value-type="float">
            <text:p>35.4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432" calcext:value-type="float">
            <text:p>35.4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5088" calcext:value-type="float">
            <text:p>35.3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2896" calcext:value-type="float">
            <text:p>35.3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156" calcext:value-type="float">
            <text:p>35.3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3272" calcext:value-type="float">
            <text:p>35.3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156" calcext:value-type="float">
            <text:p>35.3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4128" calcext:value-type="float">
            <text:p>35.3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8992" calcext:value-type="float">
            <text:p>35.3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3752" calcext:value-type="float">
            <text:p>35.3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8992" calcext:value-type="float">
            <text:p>35.3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8992" calcext:value-type="float">
            <text:p>35.3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204" calcext:value-type="float">
            <text:p>35.3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0704" calcext:value-type="float">
            <text:p>35.3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204" calcext:value-type="float">
            <text:p>35.3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9848" calcext:value-type="float">
            <text:p>35.3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8992" calcext:value-type="float">
            <text:p>35.3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204" calcext:value-type="float">
            <text:p>35.3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5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8992" calcext:value-type="float">
            <text:p>35.3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204" calcext:value-type="float">
            <text:p>35.3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156" calcext:value-type="float">
            <text:p>35.3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156" calcext:value-type="float">
            <text:p>35.3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3752" calcext:value-type="float">
            <text:p>35.3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3752" calcext:value-type="float">
            <text:p>35.3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4984" calcext:value-type="float">
            <text:p>35.3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5464" calcext:value-type="float">
            <text:p>35.3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4608" calcext:value-type="float">
            <text:p>35.3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8992" calcext:value-type="float">
            <text:p>35.3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2896" calcext:value-type="float">
            <text:p>35.3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9848" calcext:value-type="float">
            <text:p>35.3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9848" calcext:value-type="float">
            <text:p>35.3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7656" calcext:value-type="float">
            <text:p>35.3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7656" calcext:value-type="float">
            <text:p>35.3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156" calcext:value-type="float">
            <text:p>35.3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7656" calcext:value-type="float">
            <text:p>35.3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0704" calcext:value-type="float">
            <text:p>35.3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5464" calcext:value-type="float">
            <text:p>35.3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7176" calcext:value-type="float">
            <text:p>35.3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8512" calcext:value-type="float">
            <text:p>35.3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8512" calcext:value-type="float">
            <text:p>35.3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5464" calcext:value-type="float">
            <text:p>35.3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7656" calcext:value-type="float">
            <text:p>35.3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4608" calcext:value-type="float">
            <text:p>35.3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8512" calcext:value-type="float">
            <text:p>35.3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4608" calcext:value-type="float">
            <text:p>35.3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0704" calcext:value-type="float">
            <text:p>35.3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4608" calcext:value-type="float">
            <text:p>35.3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8512" calcext:value-type="float">
            <text:p>35.3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8512" calcext:value-type="float">
            <text:p>35.3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0224" calcext:value-type="float">
            <text:p>35.3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8032" calcext:value-type="float">
            <text:p>35.3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5088" calcext:value-type="float">
            <text:p>35.3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0704" calcext:value-type="float">
            <text:p>35.3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156" calcext:value-type="float">
            <text:p>35.3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4984" calcext:value-type="float">
            <text:p>35.3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5464" calcext:value-type="float">
            <text:p>35.3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7656" calcext:value-type="float">
            <text:p>35.3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3272" calcext:value-type="float">
            <text:p>35.3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108" calcext:value-type="float">
            <text:p>35.3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4984" calcext:value-type="float">
            <text:p>35.3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2792" calcext:value-type="float">
            <text:p>35.2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1936" calcext:value-type="float">
            <text:p>35.3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2792" calcext:value-type="float">
            <text:p>35.2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8888" calcext:value-type="float">
            <text:p>35.2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4128" calcext:value-type="float">
            <text:p>35.3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7176" calcext:value-type="float">
            <text:p>35.3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0224" calcext:value-type="float">
            <text:p>35.3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4984" calcext:value-type="float">
            <text:p>35.3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6216" calcext:value-type="float">
            <text:p>35.2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2312" calcext:value-type="float">
            <text:p>35.2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7552" calcext:value-type="float">
            <text:p>35.2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06" calcext:value-type="float">
            <text:p>35.2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6696" calcext:value-type="float">
            <text:p>35.2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4504" calcext:value-type="float">
            <text:p>35.2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9264" calcext:value-type="float">
            <text:p>35.2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9264" calcext:value-type="float">
            <text:p>35.2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9264" calcext:value-type="float">
            <text:p>35.2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0976" calcext:value-type="float">
            <text:p>35.2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2312" calcext:value-type="float">
            <text:p>35.2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6216" calcext:value-type="float">
            <text:p>35.2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4024" calcext:value-type="float">
            <text:p>35.2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3168" calcext:value-type="float">
            <text:p>35.2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012" calcext:value-type="float">
            <text:p>35.2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5736" calcext:value-type="float">
            <text:p>35.2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5736" calcext:value-type="float">
            <text:p>35.2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964" calcext:value-type="float">
            <text:p>35.2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3544" calcext:value-type="float">
            <text:p>35.2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5736" calcext:value-type="float">
            <text:p>35.2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7928" calcext:value-type="float">
            <text:p>35.2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2688" calcext:value-type="float">
            <text:p>35.2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2688" calcext:value-type="float">
            <text:p>35.2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2688" calcext:value-type="float">
            <text:p>35.2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0496" calcext:value-type="float">
            <text:p>35.2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7448" calcext:value-type="float">
            <text:p>35.2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3544" calcext:value-type="float">
            <text:p>35.2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1352" calcext:value-type="float">
            <text:p>35.2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916" calcext:value-type="float">
            <text:p>35.1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7824" calcext:value-type="float">
            <text:p>35.1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6968" calcext:value-type="float">
            <text:p>35.1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3064" calcext:value-type="float">
            <text:p>35.1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7824" calcext:value-type="float">
            <text:p>35.1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2584" calcext:value-type="float">
            <text:p>35.1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1728" calcext:value-type="float">
            <text:p>35.1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4776" calcext:value-type="float">
            <text:p>35.1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4776" calcext:value-type="float">
            <text:p>35.1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4776" calcext:value-type="float">
            <text:p>35.1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0872" calcext:value-type="float">
            <text:p>35.1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7824" calcext:value-type="float">
            <text:p>35.1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0872" calcext:value-type="float">
            <text:p>35.1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7824" calcext:value-type="float">
            <text:p>35.1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6488" calcext:value-type="float">
            <text:p>35.1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6488" calcext:value-type="float">
            <text:p>35.1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5632" calcext:value-type="float">
            <text:p>35.1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2584" calcext:value-type="float">
            <text:p>35.1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9536" calcext:value-type="float">
            <text:p>35.1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5632" calcext:value-type="float">
            <text:p>35.1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4776" calcext:value-type="float">
            <text:p>35.1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4776" calcext:value-type="float">
            <text:p>35.1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5632" calcext:value-type="float">
            <text:p>35.1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9536" calcext:value-type="float">
            <text:p>35.1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6488" calcext:value-type="float">
            <text:p>35.1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5632" calcext:value-type="float">
            <text:p>35.1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6968" calcext:value-type="float">
            <text:p>35.1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6968" calcext:value-type="float">
            <text:p>35.1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6112" calcext:value-type="float">
            <text:p>35.1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3064" calcext:value-type="float">
            <text:p>35.1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0872" calcext:value-type="float">
            <text:p>35.1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7824" calcext:value-type="float">
            <text:p>35.1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7824" calcext:value-type="float">
            <text:p>35.1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7824" calcext:value-type="float">
            <text:p>35.1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868" calcext:value-type="float">
            <text:p>35.1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4296" calcext:value-type="float">
            <text:p>35.1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1248" calcext:value-type="float">
            <text:p>35.1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5152" calcext:value-type="float">
            <text:p>35.1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9056" calcext:value-type="float">
            <text:p>35.1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4296" calcext:value-type="float">
            <text:p>35.1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6488" calcext:value-type="float">
            <text:p>35.1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6488" calcext:value-type="float">
            <text:p>35.1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7344" calcext:value-type="float">
            <text:p>35.1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5152" calcext:value-type="float">
            <text:p>35.1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1248" calcext:value-type="float">
            <text:p>35.1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1248" calcext:value-type="float">
            <text:p>35.1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5152" calcext:value-type="float">
            <text:p>35.1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2104" calcext:value-type="float">
            <text:p>35.1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9056" calcext:value-type="float">
            <text:p>35.1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4296" calcext:value-type="float">
            <text:p>35.1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3</text:p>
          </table:table-cell>
          <table:table-cell office:value-type="string" calcext:value-type="string">
            <text:p>9W-y5</text:p>
          </table:table-cell>
          <table:table-cell office:value-type="string" calcext:value-type="string">
            <text:p>2014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4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774" meta:object-count="0"/>
    <meta:user-defined meta:name="AppVersion">3.0</meta:user-defined>
  </office:meta>
</office:document-meta>
</file>